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UMing TW" svg:font-family="'AR PL UMing TW', Inconsolata, LiSongPro, monospace"/>
    <style:font-face style:name="Times New Roman" svg:font-family="'Times New Roman'"/>
    <style:font-face style:name="Droid Sans Fallback2" svg:font-family="'Droid Sans Fallback'"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1" svg:font-family="'AR PL UMing TW'" style:font-family-generic="system"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2.125cm" style:rel-column-width="8191*"/>
    </style:style>
    <style:style style:name="表格1.A1" style:family="table-cell">
      <style:table-cell-properties fo:padding="0.097cm" fo:border-left="0.05pt solid #000000" fo:border-right="none" fo:border-top="0.05pt solid #000000" fo:border-bottom="0.05pt solid #000000"/>
    </style:style>
    <style:style style:name="表格1.H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4.251cm" style:rel-column-width="16383*"/>
    </style:style>
    <style:style style:name="表格2.A1" style:family="table-cell">
      <style:table-cell-properties fo:padding="0.097cm" fo:border-left="0.05pt solid #000000" fo:border-right="none" fo:border-top="0.05pt solid #000000" fo:border-bottom="0.05pt solid #000000"/>
    </style:style>
    <style:style style:name="表格2.D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5cb" officeooo:paragraph-rsid="000a95cb"/>
    </style:style>
    <style:style style:name="P2" style:family="paragraph" style:parent-style-name="Standard">
      <style:text-properties officeooo:rsid="000c4dde" officeooo:paragraph-rsid="000c4dde"/>
    </style:style>
    <style:style style:name="P3" style:family="paragraph" style:parent-style-name="Standard">
      <style:text-properties officeooo:rsid="000e38b1" officeooo:paragraph-rsid="000e38b1"/>
    </style:style>
    <style:style style:name="P4" style:family="paragraph" style:parent-style-name="Standard">
      <style:text-properties officeooo:rsid="000e38b1" officeooo:paragraph-rsid="0010fed2"/>
    </style:style>
    <style:style style:name="P5" style:family="paragraph" style:parent-style-name="Standard">
      <style:paragraph-properties fo:break-before="page"/>
      <style:text-properties officeooo:rsid="000a95cb" officeooo:paragraph-rsid="000a95cb"/>
    </style:style>
    <style:style style:name="P6" style:family="paragraph" style:parent-style-name="Header">
      <style:text-properties officeooo:rsid="000b6d09" officeooo:paragraph-rsid="000a95cb"/>
    </style:style>
    <style:style style:name="P7" style:family="paragraph" style:parent-style-name="Table_20_Contents">
      <style:paragraph-properties fo:text-align="center" style:justify-single-word="false"/>
      <style:text-properties officeooo:rsid="000e38b1" officeooo:paragraph-rsid="000e38b1"/>
    </style:style>
    <style:style style:name="P8" style:family="paragraph" style:parent-style-name="Table_20_Contents">
      <style:paragraph-properties fo:text-align="center" style:justify-single-word="false"/>
    </style:style>
    <style:style style:name="T1" style:family="text">
      <style:text-properties fo:color="#ff3333"/>
    </style:style>
    <style:style style:name="T2" style:family="text">
      <style:text-properties officeooo:rsid="0010fed2"/>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hat is the difference between a hard link and a symbolic link? Give an advantage of each one.</text:p>
      <text:p text:style-name="P2"/>
      <text:p text:style-name="P2">Ans.</text:p>
      <text:p text:style-name="P2">Hard link: 在某個目錄下的block 多寫入一個關連資料，用以連結到目標檔案。通常磁碟空間與inode</text:p>
      <text:p text:style-name="P2"><text:s text:c="10"/>數目不會因此而改變。</text:p>
      <text:p text:style-name="P2">Advantage: 比較安全，縱使某一個目錄下的關聯資料被刪除，也沒有關係，只要有任何一個目錄下存在著關連資料，那麼該檔案就不會不見。</text:p>
      <text:p text:style-name="P2"/>
      <text:p text:style-name="P2">Symbolic link: 建立一個獨立的檔案，用以連結到目標檔案。來源檔案被刪除之後，Symbolic link檔會</text:p>
      <text:p text:style-name="P2"><text:s text:c="14"/>失效。會佔用磁碟空間與inode。</text:p>
      <text:p text:style-name="P2">Advantage: 用途上來說比較廣泛，比起Hard link來說限制較少，可以做到目錄的link，而Hard link則否。</text:p>
      <text:p text:style-name="P2"/>
      <text:p text:style-name="Horizontal_20_Line"/>
      <text:p text:style-name="P1">2. A disk has 4000 cylinders, each with 8 tracks of 512 blocks. A seek takes 1 msec per cylinder moved. If no attempt is made to put the blocks of a file close to each other, two blocks that are logically consecutive (i.e., follow one another in the file) will require an average seek, which takes 5 msec. If, however, the operating system makes an attempt to cluster related blocks, the mean interblock distance can be reduced to 2 cylinders and the seek time reduced to 100 microsec. How long does it take to read a 100 block file in both cases, if the rotational latency is 10 msec and the transfer time is 20 microsec per block?</text:p>
      <text:p text:style-name="P1"/>
      <text:p text:style-name="P2">Ans.</text:p>
      <text:p text:style-name="P2">5 msec + (10 msec + 0.02 msec) <text:s/>= 15.02 msec(access time per block)</text:p>
      <text:p text:style-name="P2">15.02 msec * 100 = 1.502 sec (100 blocks access time)</text:p>
      <text:p text:style-name="P2">(0.1 msec * 2) + (10 msec + 0.02 msec) = 10.22 msec (access time per block)</text:p>
      <text:p text:style-name="P2">10.22 msec * 100 = <text:span text:style-name="T1">1.022 sec</text:span> (100 blocks access time)</text:p>
      <text:p text:style-name="P1"/>
      <text:p text:style-name="Horizontal_20_Line"/>
      <text:p text:style-name="P1">3. Consider the following page reference string:</text:p>
      <text:p text:style-name="P1"/>
      <text:p text:style-name="P1"><text:tab/><text:tab/><text:tab/>1, 2, 3, 4, 2, 1, 5, 6, 2, 1, 2, 3, 7, 6, 3, 2, 1, 2, 3, 6.</text:p>
      <text:p text:style-name="P1"/>
      <text:p text:style-name="P1">How many page faults would occur for the following replacement algorithms, assuming one, two, three, four, five, six, or seven frames? Remember all frames are initially empty, so your first unique pages will all cost one fault each.</text:p>
      <text:p text:style-name="P1"/>
      <text:p text:style-name="P1">(a) LRU replacement</text:p>
      <text:p text:style-name="P1">(b) Optimal replacement</text:p>
      <text:p text:style-name="P1"/>
      <text:p text:style-name="P3">Ans.</text:p>
      <table:table table:name="表格1" table:style-name="表格1">
        <table:table-column table:style-name="表格1.A" table:number-columns-repeated="8"/>
        <table:table-row>
          <table:table-cell table:style-name="表格1.A1" office:value-type="string">
            <text:p text:style-name="P7">Frames</text:p>
          </table:table-cell>
          <table:table-cell table:style-name="表格1.A1" office:value-type="string">
            <text:p text:style-name="P7">1</text:p>
          </table:table-cell>
          <table:table-cell table:style-name="表格1.A1" office:value-type="string">
            <text:p text:style-name="P7">2</text:p>
          </table:table-cell>
          <table:table-cell table:style-name="表格1.A1" office:value-type="string">
            <text:p text:style-name="P7">3</text:p>
          </table:table-cell>
          <table:table-cell table:style-name="表格1.A1" office:value-type="string">
            <text:p text:style-name="P7">4</text:p>
          </table:table-cell>
          <table:table-cell table:style-name="表格1.A1" office:value-type="string">
            <text:p text:style-name="P7">5</text:p>
          </table:table-cell>
          <table:table-cell table:style-name="表格1.A1" office:value-type="string">
            <text:p text:style-name="P7">6</text:p>
          </table:table-cell>
          <table:table-cell table:style-name="表格1.H1" office:value-type="string">
            <text:p text:style-name="P7">7</text:p>
          </table:table-cell>
        </table:table-row>
        <table:table-row>
          <table:table-cell table:style-name="表格1.A2" office:value-type="string">
            <text:p text:style-name="P7">LRU</text:p>
          </table:table-cell>
          <table:table-cell table:style-name="表格1.A2" office:value-type="string">
            <text:p text:style-name="P7">20</text:p>
          </table:table-cell>
          <table:table-cell table:style-name="表格1.A2" office:value-type="string">
            <text:p text:style-name="P7">18</text:p>
          </table:table-cell>
          <table:table-cell table:style-name="表格1.A2" office:value-type="string">
            <text:p text:style-name="P7">15</text:p>
          </table:table-cell>
          <table:table-cell table:style-name="表格1.A2" office:value-type="string">
            <text:p text:style-name="P7">10</text:p>
          </table:table-cell>
          <table:table-cell table:style-name="表格1.A2" office:value-type="string">
            <text:p text:style-name="P7">8</text:p>
          </table:table-cell>
          <table:table-cell table:style-name="表格1.A2" office:value-type="string">
            <text:p text:style-name="P7">7</text:p>
          </table:table-cell>
          <table:table-cell table:style-name="表格1.H2" office:value-type="string">
            <text:p text:style-name="P7">7</text:p>
          </table:table-cell>
        </table:table-row>
        <table:table-row>
          <table:table-cell table:style-name="表格1.A2" office:value-type="string">
            <text:p text:style-name="P7">Optimal</text:p>
          </table:table-cell>
          <table:table-cell table:style-name="表格1.A2" office:value-type="string">
            <text:p text:style-name="P7">20</text:p>
          </table:table-cell>
          <table:table-cell table:style-name="表格1.A2" office:value-type="string">
            <text:p text:style-name="P7">15</text:p>
          </table:table-cell>
          <table:table-cell table:style-name="表格1.A2" office:value-type="string">
            <text:p text:style-name="P7">11</text:p>
          </table:table-cell>
          <table:table-cell table:style-name="表格1.A2" office:value-type="string">
            <text:p text:style-name="P7">8</text:p>
          </table:table-cell>
          <table:table-cell table:style-name="表格1.A2" office:value-type="string">
            <text:p text:style-name="P7">7</text:p>
          </table:table-cell>
          <table:table-cell table:style-name="表格1.A2" office:value-type="string">
            <text:p text:style-name="P7">7</text:p>
          </table:table-cell>
          <table:table-cell table:style-name="表格1.H2" office:value-type="string">
            <text:p text:style-name="P7">7</text:p>
          </table:table-cell>
        </table:table-row>
      </table:table>
      <text:p text:style-name="P1"/>
      <text:p text:style-name="Horizontal_20_Line"/>
      <text:p text:style-name="P1"/>
      <text:p text:style-name="P5">4. Consider a file currently consisting of 100 blocks. Assume that the file control block (and the index block, in the case of indexed allocation) is already in memory. Calculate how many disk I/O operations are required for contiguous, linked, and indexed (single-level) allocation strategies, if, for one block, the following conditions hold. In the contiguous allocation case, assume that there is no room to grow in the beginning, but there is room to grow in the end. Assume that the block information to be added is stored in memory.</text:p>
      <text:p text:style-name="P1"/>
      <text:p text:style-name="P1">(a) The block is added at the beginning.</text:p>
      <text:p text:style-name="P1">(b) The block is added in the middle.</text:p>
      <text:p text:style-name="P1">(c) The block is added at the end.</text:p>
      <text:p text:style-name="P1">(d) The block is removed from the beginning.</text:p>
      <text:p text:style-name="P1">(e) The block is removed from the middle.</text:p>
      <text:p text:style-name="P1"/>
      <text:p text:style-name="P3">Ans.</text:p>
      <table:table table:name="表格2" table:style-name="表格2">
        <table:table-column table:style-name="表格2.A" table:number-columns-repeated="4"/>
        <table:table-row>
          <table:table-cell table:style-name="表格2.A1" office:value-type="string">
            <text:p text:style-name="P8"/>
          </table:table-cell>
          <table:table-cell table:style-name="表格2.A1" office:value-type="string">
            <text:p text:style-name="P7">Contiguous</text:p>
          </table:table-cell>
          <table:table-cell table:style-name="表格2.A1" office:value-type="string">
            <text:p text:style-name="P7">Linked</text:p>
          </table:table-cell>
          <table:table-cell table:style-name="表格2.D1" office:value-type="string">
            <text:p text:style-name="P7">Indexed</text:p>
          </table:table-cell>
        </table:table-row>
        <table:table-row>
          <table:table-cell table:style-name="表格2.A2" office:value-type="string">
            <text:p text:style-name="P7">a</text:p>
          </table:table-cell>
          <table:table-cell table:style-name="表格2.A2" office:value-type="string">
            <text:p text:style-name="P7">201</text:p>
          </table:table-cell>
          <table:table-cell table:style-name="表格2.A2" office:value-type="string">
            <text:p text:style-name="P7">1</text:p>
          </table:table-cell>
          <table:table-cell table:style-name="表格2.D2" office:value-type="string">
            <text:p text:style-name="P7">1</text:p>
          </table:table-cell>
        </table:table-row>
        <table:table-row>
          <table:table-cell table:style-name="表格2.A2" office:value-type="string">
            <text:p text:style-name="P7">b</text:p>
          </table:table-cell>
          <table:table-cell table:style-name="表格2.A2" office:value-type="string">
            <text:p text:style-name="P7">101</text:p>
          </table:table-cell>
          <table:table-cell table:style-name="表格2.A2" office:value-type="string">
            <text:p text:style-name="P7">52</text:p>
          </table:table-cell>
          <table:table-cell table:style-name="表格2.D2" office:value-type="string">
            <text:p text:style-name="P7">1</text:p>
          </table:table-cell>
        </table:table-row>
        <table:table-row>
          <table:table-cell table:style-name="表格2.A2" office:value-type="string">
            <text:p text:style-name="P7">c</text:p>
          </table:table-cell>
          <table:table-cell table:style-name="表格2.A2" office:value-type="string">
            <text:p text:style-name="P7">1</text:p>
          </table:table-cell>
          <table:table-cell table:style-name="表格2.A2" office:value-type="string">
            <text:p text:style-name="P7">3</text:p>
          </table:table-cell>
          <table:table-cell table:style-name="表格2.D2" office:value-type="string">
            <text:p text:style-name="P7">1</text:p>
          </table:table-cell>
        </table:table-row>
        <table:table-row>
          <table:table-cell table:style-name="表格2.A2" office:value-type="string">
            <text:p text:style-name="P7">d</text:p>
          </table:table-cell>
          <table:table-cell table:style-name="表格2.A2" office:value-type="string">
            <text:p text:style-name="P7">198</text:p>
          </table:table-cell>
          <table:table-cell table:style-name="表格2.A2" office:value-type="string">
            <text:p text:style-name="P7">1</text:p>
          </table:table-cell>
          <table:table-cell table:style-name="表格2.D2" office:value-type="string">
            <text:p text:style-name="P7">0</text:p>
          </table:table-cell>
        </table:table-row>
        <table:table-row>
          <table:table-cell table:style-name="表格2.A2" office:value-type="string">
            <text:p text:style-name="P7">e</text:p>
          </table:table-cell>
          <table:table-cell table:style-name="表格2.A2" office:value-type="string">
            <text:p text:style-name="P7">98</text:p>
          </table:table-cell>
          <table:table-cell table:style-name="表格2.A2" office:value-type="string">
            <text:p text:style-name="P7">52</text:p>
          </table:table-cell>
          <table:table-cell table:style-name="表格2.D2" office:value-type="string">
            <text:p text:style-name="P7">0</text:p>
          </table:table-cell>
        </table:table-row>
      </table:table>
      <text:p text:style-name="P1"/>
      <text:p text:style-name="Horizontal_20_Line"/>
      <text:p text:style-name="P1">5. A certain computer provides its users with a virtual-memory space of <draw:frame draw:style-name="fr1" draw:name="物件1" text:anchor-type="as-char" svg:y="-0.439cm" svg:width="0.667cm" svg:height="0.531cm" draw:z-index="1"><draw:object xlink:href="./Object 1" xlink:type="simple" xlink:show="embed" xlink:actuate="onLoad"/><draw:image xlink:href="./ObjectReplacements/Object 1" xlink:type="simple" xlink:show="embed" xlink:actuate="onLoad"/></draw:frame>bytes. The computer has <draw:frame draw:style-name="fr1" draw:name="物件2" text:anchor-type="as-char" svg:y="-0.437cm" svg:width="0.67cm" svg:height="0.529cm" draw:z-index="0"><draw:object xlink:href="./Object 2" xlink:type="simple" xlink:show="embed" xlink:actuate="onLoad"/><draw:image xlink:href="./ObjectReplacements/Object 2" xlink:type="simple" xlink:show="embed" xlink:actuate="onLoad"/></draw:frame> bytes of physical memory. The virtual memory is implemented by paging, and the page size is 4096 bytes. A user process generates the virtual address 11123456. Explain how the system establishes the corresponding physical location. Distinguish between software and hardware operations.</text:p>
      <text:p text:style-name="P1"/>
      <text:p text:style-name="P3">Ans.</text:p>
      <text:p text:style-name="P3">虛擬記憶體位址<text:span text:style-name="T2">11123456用二進制表示為：</text:span></text:p>
      <text:p text:style-name="P3">0001 0001 0001 0010 0011 0100 0101 0110</text:p>
      <text:p text:style-name="P4">而page的大小是<draw:frame draw:style-name="fr1" draw:name="物件3" text:anchor-type="as-char" svg:y="-0.439cm" svg:width="0.667cm" svg:height="0.531cm" draw:z-index="2"><draw:object xlink:href="./Object 3" xlink:type="simple" xlink:show="embed" xlink:actuate="onLoad"/><draw:image xlink:href="./ObjectReplacements/Object 3" xlink:type="simple" xlink:show="embed" xlink:actuate="onLoad"/><svg:desc>公式</svg:desc></draw:frame><text:span text:style-name="T2">bytes</text:span>, 所以<text:span text:style-name="T2">page table的大小為</text:span><draw:frame draw:style-name="fr1" draw:name="物件5" text:anchor-type="as-char" svg:y="-0.439cm" svg:width="0.667cm" svg:height="0.531cm" draw:z-index="4"><draw:object xlink:href="./Object 5" xlink:type="simple" xlink:show="embed" xlink:actuate="onLoad"/><draw:image xlink:href="./ObjectReplacements/Object 5" xlink:type="simple" xlink:show="embed" xlink:actuate="onLoad"/><svg:desc>公式</svg:desc></draw:frame>/<draw:frame draw:style-name="fr1" draw:name="物件6" text:anchor-type="as-char" svg:y="-0.439cm" svg:width="0.667cm" svg:height="0.531cm" draw:z-index="5"><draw:object xlink:href="./Object 6" xlink:type="simple" xlink:show="embed" xlink:actuate="onLoad"/><draw:image xlink:href="./ObjectReplacements/Object 6" xlink:type="simple" xlink:show="embed" xlink:actuate="onLoad"/><svg:desc>公式</svg:desc></draw:frame><text:span text:style-name="T2">=</text:span><draw:frame draw:style-name="fr1" draw:name="物件4" text:anchor-type="as-char" svg:y="-0.439cm" svg:width="0.672cm" svg:height="0.531cm" draw:z-index="3"><draw:object xlink:href="./Object 4" xlink:type="simple" xlink:show="embed" xlink:actuate="onLoad"/><draw:image xlink:href="./ObjectReplacements/Object 4" xlink:type="simple" xlink:show="embed" xlink:actuate="onLoad"/><svg:desc>公式</svg:desc></draw:frame><text:span text:style-name="T2">bytes</text:span></text:p>
      <text:p text:style-name="P4">因此，最後面的12個<text:span text:style-name="T2">bits(</text:span>0100 0101 0110<text:span text:style-name="T2">)被用來當作page的displacement</text:span></text:p>
      <text:p text:style-name="P4">而其他前面的<text:span text:style-name="T2">20個bits(</text:span>0001 0001 0001 0010 0011<text:span text:style-name="T2">)則被用來當作page table的displacement</text:span></text:p>
      <text:p text:style-name="P3">最後，<text:span text:style-name="T2">offset bits連結到了由page table產生的實體記憶體位址，進而產生了作為結果的記憶體位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UMing TW" svg:font-family="'AR PL UMing TW', Inconsolata, LiSongPro, monospace"/>
    <style:font-face style:name="Times New Roman" svg:font-family="'Times New Roman'"/>
    <style:font-face style:name="Droid Sans Fallback2" svg:font-family="'Droid Sans Fallback'"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1" svg:font-family="'AR PL UMing TW'"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1" style:font-size-asian="10.5pt" style:language-asian="zh" style:country-asian="TW"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1" style:font-size-asian="10.5pt" style:language-asian="zh" style:country-asian="TW"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Droid Sans Fallback2" style:font-family-complex="'Droid Sans Fallback'"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Fallback2" style:font-family-complex="'Droid Sans Fallb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Fallback2" style:font-family-complex="'Droid Sans Fallback'"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6d09" officeooo:paragraph-rsid="000a95c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B033040009 資工系 二年級 蔡宜勲</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20:03:32.911299216</meta:creation-date>
    <dc:date>2016-06-02T20:59:44.264682385</dc:date>
    <meta:editing-duration>PT17M32S</meta:editing-duration>
    <meta:editing-cycles>2</meta:editing-cycles>
    <meta:generator>LibreOffice/4.2.8.2$Linux_X86_64 LibreOffice_project/420m0$Build-2</meta:generator>
    <meta:document-statistic meta:table-count="2" meta:image-count="0" meta:object-count="6" meta:page-count="2" meta:paragraph-count="83" meta:word-count="825" meta:character-count="3191" meta:non-whitespace-character-count="2700"/>
  </office:meta>
</office:document-meta>
</file>

<file path=Object 1/content.xml><?xml version="1.0" encoding="utf-8"?>
<math xmlns="http://www.w3.org/1998/Math/MathML" display="block">
  <semantics>
    <msup>
      <mn>2</mn>
      <mn>32</mn>
    </msup>
    <annotation encoding="StarMath 5.0">2^32</annotation>
  </semantics>
</math>
</file>

<file path=Object 2/content.xml><?xml version="1.0" encoding="utf-8"?>
<math xmlns="http://www.w3.org/1998/Math/MathML" display="block">
  <semantics>
    <msup>
      <mn>2</mn>
      <mn>18</mn>
    </msup>
    <annotation encoding="StarMath 5.0">2^18</annotation>
  </semantics>
</math>
</file>

<file path=Object 3/content.xml><?xml version="1.0" encoding="utf-8"?>
<math xmlns="http://www.w3.org/1998/Math/MathML" display="block">
  <semantics>
    <msup>
      <mn>2</mn>
      <mn>12</mn>
    </msup>
    <annotation encoding="StarMath 5.0">2^12</annotation>
  </semantics>
</math>
</file>

<file path=Object 4/content.xml><?xml version="1.0" encoding="utf-8"?>
<math xmlns="http://www.w3.org/1998/Math/MathML" display="block">
  <semantics>
    <msup>
      <mn>2</mn>
      <mn>20</mn>
    </msup>
    <annotation encoding="StarMath 5.0">2^20</annotation>
  </semantics>
</math>
</file>

<file path=Object 5/content.xml><?xml version="1.0" encoding="utf-8"?>
<math xmlns="http://www.w3.org/1998/Math/MathML" display="block">
  <semantics>
    <msup>
      <mn>2</mn>
      <mn>32</mn>
    </msup>
    <annotation encoding="StarMath 5.0">2^32</annotation>
  </semantics>
</math>
</file>

<file path=Object 6/content.xml><?xml version="1.0" encoding="utf-8"?>
<math xmlns="http://www.w3.org/1998/Math/MathML" display="block">
  <semantics>
    <msup>
      <mn>2</mn>
      <mn>12</mn>
    </msup>
    <annotation encoding="StarMath 5.0">2^12</annotation>
  </semantics>
</math>
</file>